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IT vs libra coins</text:p>
      <text:p text:style-name="Normal"/>
      <text:p text:style-name="Normal">Cuando el proyecto de Libra fue anunciado se hizo como una nueva cryptomoneda para facilitar el pago electrónicos a la máxima cantidad de público en todo el planeta. Así ha sido difundida principalmente en los medios de comunicación pero ésta no es la única moneda que se lanza con Libra.</text:p>
      <text:p text:style-name="Normal">Existe también otro instrumento para financiar el arranque y funcionamiento de Libra y sobre el que no hay tanta información en las noticias. Se trata de la Libra Investment Token (LIT). Este token está íntimamente ligado a la gestión del proyecto y la organización de la asociación.</text:p>
      <text:p text:style-name="Normal">Entre los requerimientos para formar parte de la Libra Association se mencionan el mantenimiento de un nodo validador de transacciones Libra así como una aportación de fondos de 10 millones de dólares estadounidenses como prueba de compromiso con el proyecto (stake). Es en este punto que las LIT tienen su razón de ser donde estas aportaciones a los fondos de Libra se harían en contraprestación por la calidad equivalente en LIT. Hay varias razones para que esto sea así por el momento.</text:p>
      <text:p text:style-name="Normal">La primera y más evidente es que, bueno, no hay libras en este momento que comprar. De forma “administrativa” sin necesitar que la blockchain de Libra esté funcionando se pueden asignar LITs antes de que existan libras en el mercado.</text:p>
      <text:p text:style-name="Normal">La segunda razón es diferenciar el objeto del desembolso que de hecho es distinto y como fondos que irían a la Reserva pero con una utilidad distinta como parte de la organización que explota Libra. No olvidemos que ser parte de la organización te habilita como beneficiario de los dividendos que el proyecto pueda repartir en un futuro. </text:p>
      <text:p text:style-name="Normal">Por último una inversión en LITs te califica como miembro fundador al ser parte de la organización desde el mismo momento de la concepción y desarrollo. Este beneficio puede parecer algo más nebuloso pero no deja de ser una condición que se te abroga por el hecho de estar ahí</text:p>
      <text:p text:style-name="Normal"/>
      <text:p text:style-name="Normal">La idea expresada en la documentación oficial es hacer que las libras puedan sustituir a la LIT como token de inversión en la organización de Libra y tener acceso a los posibles dividendos que de Libra. En realidad estos fondos no producirían beneficios operativos, es decir, que no vendría del uso que hiciéramos los usuarios de la Libra, sino relacionados con las inversiones que se realizaran con el capital acumulado en la Reserva de Libra.</text:p>
      <text:p text:style-name="Normal">Los detalles más concretos sobre estos dividendos no están desarrollados aún <text:s text:c="1"/>en la documentación y será un tema que se tratará seguramente cuando el consejo de Libra empiece a tomar decisiones.</text:p>
      <text:p text:style-name="Normal">¿Quién puede entonces comprar LITs?</text:p>
      <text:p text:style-name="Normal">Bien, de momento que esto no va a estar al alcance de cualquiera. De hecho los requerimientos mínimos para el común de los mortales se queda algo fuera de presupuesto, aparte del molesto detalle de tener 10 millones de dólares. En principio solo se considera dar la oportunidad a empresas o asociaciones globales que cumplan unos requisitos financieros:</text:p>
      <text:p text:style-name="Normal">1.- Más de un millardo de dólares de valor de mercado o más de 500 millones en activos de clientes.</text:p>
      <text:p text:style-name="Normal">2.- Llegar internacionalmente a más de 20 millones de personas al año.</text:p>
      <text:p text:style-name="Normal">3.- Ser reconocido como un líder de tu industria entre los 100 mejores por una entidad independiente del sector o de los medio de comunicación.</text:p>
      <text:p text:style-name="Normal">En principio las LITs no son para todo el mundo como puede verse pero no deja de ser destacable que Facebook como creador del proyecto abra la participación en la iniciativa a otros lideres sectoriales.</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